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4.863cm" table:align="left" fo:background-color="#ffffff">
        <style:background-image/>
      </style:table-properties>
    </style:style>
    <style:style style:name="Tableau1.A" style:family="table-column">
      <style:table-column-properties style:column-width="2.341cm"/>
    </style:style>
    <style:style style:name="Tableau1.B" style:family="table-column">
      <style:table-column-properties style:column-width="2.522cm"/>
    </style:style>
    <style:style style:name="Tableau1.A1" style:family="table-cell">
      <style:table-cell-properties style:vertical-align="middle" fo:padding-left="0cm" fo:padding-right="0cm" fo:padding-top="0cm" fo:padding-bottom="0.169cm" fo:border-left="none" fo:border-right="none" fo:border-top="none" fo:border-bottom="0.05pt solid #dddddd"/>
    </style:style>
    <style:style style:name="Tableau2" style:family="table">
      <style:table-properties style:width="15.54cm" table:align="left" fo:background-color="#ffffff">
        <style:background-image/>
      </style:table-properties>
    </style:style>
    <style:style style:name="Tableau2.A" style:family="table-column">
      <style:table-column-properties style:column-width="1.565cm"/>
    </style:style>
    <style:style style:name="Tableau2.B" style:family="table-column">
      <style:table-column-properties style:column-width="1.963cm"/>
    </style:style>
    <style:style style:name="Tableau2.C" style:family="table-column">
      <style:table-column-properties style:column-width="2.91cm"/>
    </style:style>
    <style:style style:name="Tableau2.D" style:family="table-column">
      <style:table-column-properties style:column-width="2.787cm"/>
    </style:style>
    <style:style style:name="Tableau2.E" style:family="table-column">
      <style:table-column-properties style:column-width="2.314cm"/>
    </style:style>
    <style:style style:name="Tableau2.F" style:family="table-column">
      <style:table-column-properties style:column-width="2.11cm"/>
    </style:style>
    <style:style style:name="Tableau2.G" style:family="table-column">
      <style:table-column-properties style:column-width="1.891cm"/>
    </style:style>
    <style:style style:name="Tableau2.A1" style:family="table-cell">
      <style:table-cell-properties style:vertical-align="middle" fo:padding-left="0cm" fo:padding-right="0cm" fo:padding-top="0cm" fo:padding-bottom="0.169cm" fo:border-left="none" fo:border-right="none" fo:border-top="none" fo:border-bottom="1.2pt solid #dddddd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02e95" officeooo:paragraph-rsid="00002e9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2e2c6" officeooo:paragraph-rsid="0004c38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4c380" officeooo:paragraph-rsid="0004c38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4c380" officeooo:paragraph-rsid="0004c38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583f0" officeooo:paragraph-rsid="000583f0" style:font-weight-asian="normal" style:font-weight-complex="normal"/>
    </style:style>
    <style:style style:name="P6" style:family="paragraph" style:parent-style-name="Text_20_body">
      <style:text-properties officeooo:rsid="000583f0" officeooo:paragraph-rsid="000583f0"/>
    </style:style>
    <style:style style:name="P7" style:family="paragraph" style:parent-style-name="Table_20_Heading">
      <style:paragraph-properties fo:line-height="142%"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4c380" officeooo:paragraph-rsid="0004c38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4c380" officeooo:paragraph-rsid="0006edc2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normal" officeooo:rsid="0004c380" officeooo:paragraph-rsid="0006edc2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06f65" officeooo:paragraph-rsid="00006f65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6edc2" officeooo:paragraph-rsid="0006edc2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583f0" officeooo:paragraph-rsid="0006edc2" style:font-weight-asian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weight="normal" officeooo:paragraph-rsid="000760b4" style:font-weight-asian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officeooo:paragraph-rsid="000760b4"/>
    </style:style>
    <style:style style:name="P16" style:family="paragraph" style:parent-style-name="Standard" style:list-style-name="L1">
      <style:paragraph-properties fo:text-align="start" style:justify-single-word="false"/>
      <style:text-properties fo:font-weight="bold" officeooo:rsid="0004c380" officeooo:paragraph-rsid="0006edc2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06edc2" officeooo:paragraph-rsid="0006edc2" style:font-weight-asian="bold" style:font-weight-complex="bold"/>
    </style:style>
    <style:style style:name="P18" style:family="paragraph" style:parent-style-name="Text_20_body">
      <style:text-properties officeooo:paragraph-rsid="0006edc2"/>
    </style:style>
    <style:style style:name="T1" style:family="text">
      <style:text-properties officeooo:rsid="00006f65"/>
    </style:style>
    <style:style style:name="T2" style:family="text">
      <style:text-properties officeooo:rsid="0004c380"/>
    </style:style>
    <style:style style:name="T3" style:family="text">
      <style:text-properties officeooo:rsid="000583f0"/>
    </style:style>
    <style:style style:name="T4" style:family="text">
      <style:text-properties fo:font-weight="bold" officeooo:rsid="0004c380" style:font-weight-asian="bold" style:font-weight-complex="bold"/>
    </style:style>
    <style:style style:name="T5" style:family="text">
      <style:text-properties fo:font-weight="bold" officeooo:rsid="000583f0" style:font-weight-asian="bold" style:font-weight-complex="bold"/>
    </style:style>
    <style:style style:name="T6" style:family="text">
      <style:text-properties officeooo:rsid="0006edc2"/>
    </style:style>
    <style:style style:name="T7" style:family="text">
      <style:text-properties fo:font-weight="normal" officeooo:rsid="00002e95" style:font-weight-asian="normal" style:font-weight-complex="normal"/>
    </style:style>
    <style:style style:name="T8" style:family="text">
      <style:text-properties fo:font-weight="normal" officeooo:rsid="00006f65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Application Keskejemange</text:p>
      <text:p text:style-name="P1">Manuel d’utilisation </text:p>
      <text:p text:style-name="P1"/>
      <text:p text:style-name="P1"/>
      <text:p text:style-name="P1"/>
      <text:p text:style-name="P11"><text:span text:style-name="T6">Cette a</text:span>pplication sert <text:span text:style-name="T6">à</text:span> gérer, <text:span text:style-name="T6">stocker et utiliser des informations sur les valeurs nutritives d</text:span>es aliments.</text:p>
      <text:p text:style-name="P11"/>
      <text:p text:style-name="P12">Au démarrage, l<text:span text:style-name="T1">’application se lance dans la console.</text:span></text:p>
      <text:p text:style-name="P12">Un menu avec choix multiples s’affiche.</text:p>
      <text:p text:style-name="P12"/>
      <text:p text:style-name="P12">Faites votre choix et laissez vous guider.</text:p>
      <text:p text:style-name="P12"/>
      <text:p text:style-name="P12">Les actions possibles sont les suivantes :</text:p>
      <text:p text:style-name="P9">- ajouter un aliment en base de donnée choix 1,</text:p>
      <text:p text:style-name="P9">- supprimer un aliment choix 2,</text:p>
      <text:p text:style-name="P9">- rechercher un ou des aliments choix 3, <text:span text:style-name="T6">via leur type(catégorie) ou leur nom.</text:span></text:p>
      <text:p text:style-name="P13">- pour quitter choix 0.</text:p>
      <text:p text:style-name="P12"/>
      <text:p text:style-name="P12"/>
      <text:p text:style-name="P12">Soyez vigilants concernant les informations à enregistrer, afin d éviter de stocker des informations erronées.</text:p>
      <text:p text:style-name="P2"/>
      <text:p text:style-name="P4">La base de donnée <text:span text:style-name="T6">sera</text:span> composée de 2 tables :</text:p>
      <text:list xml:id="list2280608747" text:style-name="L1">
        <text:list-item>
          <text:p text:style-name="P16">T_typefood </text:p>
          <text:p text:style-name="P10"><text:span text:style-name="T6">table de r</text:span>eference d un id <text:span text:style-name="T6">type d’aliment par </text:span>libellé, tel que :</text:p>
        </text:list-item>
      </text:list>
      <text:p text:style-name="P3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7">typefood_id</text:p>
            </table:table-cell>
            <table:table-cell table:style-name="Tableau1.A1" office:value-type="string">
              <text:p text:style-name="P7">typefood</text:p>
            </table:table-cell>
          </table:table-row>
        </table:table-header-rows>
      </table:table>
      <text:p text:style-name="P3"/>
      <text:p text:style-name="P3"/>
      <text:p text:style-name="P3"/>
      <text:list xml:id="list3333215775" text:style-name="L2">
        <text:list-item>
          <text:p text:style-name="P15"><text:span text:style-name="T5">T</text:span><text:span text:style-name="T4">_food </text:span></text:p>
          <text:p text:style-name="P14"><text:span text:style-name="T2">décrivant les aliments et les propriétés suivantes :</text:span></text:p>
        </text:list-item>
      </text:list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header-rows>
          <table:table-row>
            <table:table-cell table:style-name="Tableau2.A1" office:value-type="string">
              <text:p text:style-name="P7">id_food</text:p>
            </table:table-cell>
            <table:table-cell table:style-name="Tableau2.A1" office:value-type="string">
              <text:p text:style-name="P7">namefood</text:p>
            </table:table-cell>
            <table:table-cell table:style-name="Tableau2.A1" office:value-type="string">
              <text:p text:style-name="P7">fk_typefood_id</text:p>
            </table:table-cell>
            <table:table-cell table:style-name="Tableau2.A1" office:value-type="string">
              <text:p text:style-name="P7">energeticvalue</text:p>
            </table:table-cell>
            <table:table-cell table:style-name="Tableau2.A1" office:value-type="string">
              <text:p text:style-name="P7">proteinlevel</text:p>
            </table:table-cell>
            <table:table-cell table:style-name="Tableau2.A1" office:value-type="string">
              <text:p text:style-name="P7">glucidlevel</text:p>
            </table:table-cell>
            <table:table-cell table:style-name="Tableau2.A1" office:value-type="string">
              <text:p text:style-name="P7">lipidlevel</text:p>
            </table:table-cell>
          </table:table-row>
        </table:table-header-rows>
      </table:table>
      <text:p text:style-name="Text_20_body"/>
      <text:p text:style-name="P6">C est à vous !</text:p>
      <text:p text:style-name="Text_20_body"/>
      <text:p text:style-name="Text_20_body"/>
      <text:p text:style-name="P18"><text:span text:style-name="T7">Saisir :</text:span><text:span text:style-name="T8">java + nom du fichier .class( hors .class) suivi de l url de la base de donnée, votre user, et votre mdp pour y acceder.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6:05:39.426000000</meta:creation-date>
    <dc:date>2018-03-20T17:30:10.704000000</dc:date>
    <meta:editing-duration>PT19M53S</meta:editing-duration>
    <meta:editing-cycles>7</meta:editing-cycles>
    <meta:generator>LibreOffice/5.4.1.2$Windows_X86_64 LibreOffice_project/ea7cb86e6eeb2bf3a5af73a8f7777ac570321527</meta:generator>
    <meta:document-statistic meta:table-count="2" meta:image-count="0" meta:object-count="0" meta:page-count="1" meta:paragraph-count="28" meta:word-count="175" meta:character-count="1040" meta:non-whitespace-character-count="893"/>
  </office:meta>
</office:document-meta>
</file>